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fo:min-height="1.5cm"/>
    </style:style>
    <style:style style:name="gr3" style:family="graphic" style:parent-style-name="standard">
      <style:graphic-properties draw:fill="solid" draw:fill-color="#00cccc" draw:textarea-vertical-align="middle" draw:auto-grow-height="false" fo:min-height="0.749cm" fo:min-width="0.499cm"/>
    </style:style>
    <style:style style:name="gr4" style:family="graphic" style:parent-style-name="standard">
      <style:graphic-properties draw:fill="solid" draw:fill-color="#cccccc" draw:textarea-horizontal-align="center" draw:textarea-vertical-align="middle"/>
    </style:style>
    <style:style style:name="gr5"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draw:fill="solid" draw:fill-color="#9999ff" draw:textarea-horizontal-align="justify" draw:textarea-vertical-align="middle" draw:auto-grow-height="false"/>
    </style:style>
    <style:style style:name="gr10" style:family="graphic" style:parent-style-name="standard">
      <style:graphic-properties draw:stroke="none" svg:stroke-color="#000000" draw:fill="none" draw:fill-color="#ffffff" fo:min-height="1cm"/>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15"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16"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17"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18"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19"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20"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21"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22"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23"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25"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27"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28"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29"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30"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31"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32"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33"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34"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35" style:family="graphic" style:parent-style-name="standard">
      <style:graphic-properties draw:auto-grow-height="false" fo:min-height="0.749cm" fo:min-width="0.499cm" fo:wrap-option="no-wrap"/>
    </style:style>
    <style:style style:name="gr36"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37" style:family="graphic" style:parent-style-name="standard">
      <style:graphic-properties draw:fill="solid" draw:fill-color="#ccffff"/>
    </style:style>
    <style:style style:name="gr38" style:family="graphic" style:parent-style-name="standard">
      <style:graphic-properties draw:stroke="dash" draw:stroke-dash="Fine_20_Dashed" svg:stroke-width="0.1cm" draw:marker-start-width="0.35cm" draw:marker-end-width="0.35cm" fo:padding-top="0.175cm" fo:padding-bottom="0.175cm" fo:padding-left="0.3cm" fo:padding-right="0.3cm"/>
    </style:style>
    <style:style style:name="gr39"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40"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41" style:family="graphic" style:parent-style-name="standard">
      <style:graphic-properties draw:fill="solid" draw:fill-color="#94bd5e"/>
    </style:style>
    <style:style style:name="gr42" style:family="graphic" style:parent-style-name="standard">
      <style:graphic-properties draw:fill="solid" draw:fill-color="#33cc66"/>
    </style:style>
    <style:style style:name="gr43" style:family="graphic" style:parent-style-name="standard">
      <style:graphic-properties draw:fill="solid" draw:fill-color="#9999ff"/>
    </style:style>
    <style:style style:name="gr44" style:family="graphic" style:parent-style-name="standard">
      <style:graphic-properties draw:fill="solid" draw:fill-color="#e9baff"/>
    </style:style>
    <style:style style:name="gr45" style:family="graphic" style:parent-style-name="standard">
      <style:graphic-properties draw:fill="solid" draw:fill-color="#a982cc"/>
    </style:style>
    <style:style style:name="gr46" style:family="graphic" style:parent-style-name="standard">
      <style:graphic-properties draw:fill="solid" draw:fill-color="#0099ff" fo:min-height="2.169cm" fo:min-width="5.336cm"/>
    </style:style>
    <style:style style:name="P1" style:family="paragraph">
      <style:paragraph-properties fo:text-align="center"/>
    </style:style>
    <style:style style:name="P2" style:family="paragraph">
      <style:text-properties fo:color="#0000ff" fo:font-size="24pt" fo:font-weight="bold" style:font-size-asian="24pt" style:font-weight-asian="bold" style:font-size-complex="24pt" style:font-weight-complex="bold"/>
    </style:style>
    <style:style style:name="P3" style:family="paragraph">
      <style:paragraph-properties fo:text-align="center"/>
      <style:text-properties fo:font-style="italic" style:font-style-asian="italic" style:font-style-complex="italic"/>
    </style:style>
    <style:style style:name="P4" style:family="paragraph">
      <style:paragraph-properties style:text-autospace="none"/>
    </style:style>
    <style:style style:name="P5" style:family="paragraph">
      <style:paragraph-properties fo:text-align="start"/>
      <style:text-properties fo:font-family="'Courier New'" style:font-family-generic="modern" style:font-pitch="fixed"/>
    </style:style>
    <style:style style:name="P6" style:family="paragraph">
      <style:paragraph-properties fo:margin-left="0cm" fo:margin-right="0.043cm" fo:text-align="center" fo:text-indent="0cm"/>
    </style:style>
    <style:style style:name="P7" style:family="paragraph">
      <style:paragraph-properties fo:margin-left="0cm" fo:margin-right="0.043cm" fo:text-align="center" fo:text-indent="0cm"/>
      <style:text-properties fo:font-size="15pt" style:font-size-asian="10pt" style:font-size-complex="10pt"/>
    </style:style>
    <style:style style:name="P8" style:family="paragraph">
      <style:paragraph-properties fo:margin-left="0cm" fo:margin-right="0.043cm" fo:text-align="center" fo:text-indent="0cm"/>
      <style:text-properties fo:font-size="15pt" fo:font-weight="bold" style:font-size-asian="10pt" style:font-size-complex="10pt"/>
    </style:style>
    <style:style style:name="P9" style:family="paragraph">
      <style:paragraph-properties fo:margin-left="0cm" fo:margin-right="0.043cm" fo:text-align="start" fo:text-indent="0cm"/>
      <style:text-properties fo:font-size="15pt" style:font-size-asian="10pt" style:font-size-complex="10pt"/>
    </style:style>
    <style:style style:name="P10"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1" style:family="paragraph">
      <style:text-properties fo:font-family="'Courier New'" style:font-family-generic="modern" style:font-pitch="fixed" fo:font-weight="bold" style:font-weight-asian="bold" style:font-weight-complex="bold"/>
    </style:style>
    <style:style style:name="P12"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3"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14" style:family="paragraph">
      <style:text-properties fo:font-family="'Courier New'" style:font-family-generic="modern" style:font-pitch="fixed" fo:font-size="18pt" style:font-size-asian="18pt" style:font-size-complex="18pt"/>
    </style:style>
    <style:style style:name="P15" style:family="paragraph">
      <style:paragraph-properties fo:text-align="start"/>
    </style:style>
    <style:style style:name="P16"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17" style:family="paragraph">
      <style:paragraph-properties fo:text-align="center"/>
      <style:text-properties fo:font-family="'Courier New'" style:font-family-generic="modern" style:font-pitch="fixed" fo:font-size="18pt" style:font-size-asian="18pt" style:font-size-complex="18pt"/>
    </style:style>
    <style:style style:name="T1" style:family="text">
      <style:text-properties fo:color="#0000ff" fo:font-size="24pt" fo:font-weight="bold" style:font-size-asian="24pt" style:font-weight-asian="bold" style:font-size-complex="24pt"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family="'Courier New'" style:font-family-generic="modern" style:font-pitch="fixed"/>
    </style:style>
    <style:style style:name="T5" style:family="text">
      <style:text-properties fo:font-size="15pt" style:font-size-asian="10pt" style:font-size-complex="10pt"/>
    </style:style>
    <style:style style:name="T6" style:family="text">
      <style:text-properties fo:font-size="15pt" fo:font-style="italic" style:font-size-asian="10pt" style:font-style-asian="italic" style:font-size-complex="10pt" style:font-style-complex="italic"/>
    </style:style>
    <style:style style:name="T7" style:family="text">
      <style:text-properties fo:font-size="15pt" fo:font-weight="bold" style:font-size-asian="10pt" style:font-size-complex="10pt"/>
    </style:style>
    <style:style style:name="T8" style:family="text">
      <style:text-properties fo:font-family="'Courier New'" style:font-family-generic="modern" style:font-pitch="fixed" fo:font-size="18pt" fo:font-weight="bold" style:font-size-asian="18pt" style:font-weight-asian="bold" style:font-size-complex="18pt" style:font-weight-complex="bold"/>
    </style:style>
    <style:style style:name="T9" style:family="text">
      <style:text-properties fo:font-family="'Courier New'" style:font-family-generic="modern" style:font-pitch="fixed" fo:font-weight="bold" style:font-weight-asian="bold" style:font-weight-complex="bold"/>
    </style:style>
    <style:style style:name="T10" style:family="text">
      <style:text-properties fo:font-family="'Courier New'" style:font-family-generic="modern" style:font-pitch="fixed" fo:font-size="16pt" fo:font-weight="bold" style:font-size-asian="16pt" style:font-weight-asian="bold" style:font-size-complex="16pt" style:font-weight-complex="bold"/>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family="'Courier New'" style:font-family-generic="modern" style:font-pitch="fixed" fo:font-size="10pt" fo:font-weight="bold" style:font-size-asian="10pt" style:font-weight-asian="bold" style:font-size-complex="10pt" style:font-weight-complex="bold"/>
    </style:style>
    <style:style style:name="T13" style:family="text">
      <style:text-properties fo:font-family="'Courier New'" style:font-family-generic="modern" style:font-pitch="fixed" fo:font-size="18pt" style:font-size-asian="18pt" style:font-size-complex="18pt"/>
    </style:style>
    <style:style style:name="T14" style:family="text">
      <style:text-properties fo:font-family="'Courier New'" style:font-family-generic="modern" style:font-pitch="fixed" fo:font-size="18pt" fo:font-style="italic" style:font-size-asian="18pt" style:font-style-asian="italic" style:font-size-complex="18pt" style:font-style-complex="italic"/>
    </style:style>
    <style:style style:name="T15"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16"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8"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19"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20"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21"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22"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23"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24"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33.999cm" svg:height="15.999cm" svg:x="27.499cm" svg:y="62.5cm" svg:viewBox="0 0 34000 16000" draw:points="0,889 34000,889 34000,16000 872,16000 872,0">
          <text:p/>
        </draw:polyline>
        <draw:frame draw:style-name="gr2" draw:text-style-name="P2" draw:layer="layout" svg:width="11cm" svg:height="1.75cm" svg:x="29.499cm" svg:y="64.75cm">
          <draw:text-box>
            <text:p><text:span text:style-name="T1">Package: [pkg-name]</text:span></text:p>
          </draw:text-box>
        </draw:frame>
        <draw:custom-shape draw:style-name="gr3" draw:text-style-name="P3" draw:layer="layout" svg:width="28cm" svg:height="7.5cm" svg:x="27.499cm" svg:y="3.5cm">
          <text:p><text:span text:style-name="T2">Copyright (C) 2010 Andrejs Sisojevs &lt;andrejs.sisojevs@nextmail.ru&gt;</text:span></text:p>
          <text:p><text:span text:style-name="T2"/></text:p>
          <text:p><text:span text:style-name="T2">All rights reserved.</text:span></text:p>
          <text:p><text:span text:style-name="T2"/></text:p>
          <text:p><text:span text:style-name="T2">For license and copyright information, see the file COPYRIGHT</text:span></text:p>
          <text:p><text:span text:style-name="T3"/></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gr4" draw:text-style-name="P5" draw:layer="layout" svg:width="8cm" svg:height="2.5cm" svg:x="47.999cm" svg:y="69.5cm">
          <text:p text:style-name="P4"><text:span text:style-name="T4">A lot of API...</text:span></text:p>
        </draw:rect>
        <draw:custom-shape draw:style-name="gr5" draw:text-style-name="P7" draw:id="id7" draw:layer="layout" svg:width="10.5cm" svg:height="1.5cm" svg:x="27.499cm" svg:y="22.546cm">
          <text:p text:style-name="P6"><text:span text:style-name="T5">NONmandatory attribure </text:span></text:p>
          <text:p text:style-name="P6"><text:span text:style-name="T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7" draw:id="id8" draw:layer="layout" svg:width="10.5cm" svg:height="1.5cm" svg:x="27.499cm" svg:y="20.646cm">
          <text:p text:style-name="P6"><text:span text:style-name="T5">Mandatory attribure </text:span></text:p>
          <text:p text:style-name="P6"><text:span text:style-name="T6">(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8" draw:id="id9" draw:layer="layout" svg:width="10.5cm" svg:height="0.846cm" svg:x="27.499cm" svg:y="19.2cm">
          <text:p text:style-name="P6"><text:span text:style-name="T7">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9" draw:id="id6" draw:layer="layout" svg:width="10.5cm" svg:height="1cm" svg:x="27.499cm" svg:y="24.446cm">
          <text:p text:style-name="P6"><text:span text:style-name="T5">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id="id4" draw:layer="layout" svg:width="10.5cm" svg:height="2cm" svg:x="27.499cm" svg:y="25.746cm">
          <text:p text:style-name="P6"><text:span text:style-name="T5">In language localizable attribute</text:span></text:p>
          <text:p text:style-name="P6"><text:span text:style-name="T6">(having different values </text:span></text:p>
          <text:p text:style-name="P6"><text:span text:style-name="T6">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standard" draw:text-style-name="P10" draw:id="id32" draw:layer="layout" svg:width="4.5cm" svg:height="1.5cm" svg:x="42.999cm" svg:y="19.5cm">
          <text:p text:style-name="P1"><text:span text:style-name="T8">Entity A</text:span></text:p>
        </draw:rect>
        <draw:rect draw:style-name="standard" draw:text-style-name="P10" draw:id="id33" draw:layer="layout" svg:width="4.5cm" svg:height="1.5cm" svg:x="52.499cm" svg:y="19.5cm">
          <text:p text:style-name="P1"><text:span text:style-name="T8">Entity B</text:span></text:p>
        </draw:rect>
        <draw:frame draw:style-name="gr10" draw:text-style-name="P11" draw:layer="layout" svg:width="3.5cm" svg:height="1.691cm" svg:x="47.999cm" svg:y="18.55cm">
          <draw:text-box>
            <text:p><text:span text:style-name="T9">relationship</text:span></text:p>
          </draw:text-box>
        </draw:frame>
        <draw:custom-shape draw:style-name="gr11" draw:text-style-name="P12" draw:layer="layout" svg:width="5cm" svg:height="5cm" svg:x="60.499cm" svg:y="18.5cm">
          <text:p text:style-name="P1"><text:span text:style-name="T10">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1" draw:layer="layout" draw:type="curve" svg:x1="46.886cm" svg:y1="44.2cm" svg:x2="46.886cm" svg:y2="45.654cm" draw:start-shape="id1" draw:start-glue-point="2" draw:end-shape="id2" draw:end-glue-point="0" svg:d="m46886 44200v1454">
          <text:p/>
        </draw:connector>
        <draw:rect draw:style-name="standard" draw:text-style-name="P10" draw:id="id3" draw:layer="layout" svg:width="5.5cm" svg:height="2cm" svg:x="44.136cm" svg:y="40cm">
          <text:p text:style-name="P1"><text:span text:style-name="T8">Superclass </text:span></text:p>
          <text:p text:style-name="P1"><text:span text:style-name="T8">entity</text:span></text:p>
        </draw:rect>
        <draw:connector draw:style-name="gr12" draw:text-style-name="P1" draw:layer="layout" draw:type="line" svg:x1="46.886cm" svg:y1="42cm" svg:x2="46.886cm" svg:y2="43.1cm" draw:start-shape="id3" draw:start-glue-point="2" draw:end-shape="id1" draw:end-glue-point="0" svg:d="m46886 42000v1100">
          <text:p/>
        </draw:connector>
        <draw:rect draw:style-name="standard" draw:text-style-name="P10" draw:id="id2" draw:layer="layout" svg:width="6.226cm" svg:height="1.846cm" svg:x="43.773cm" svg:y="45.654cm">
          <text:p text:style-name="P1"><text:span text:style-name="T8">Subclass </text:span></text:p>
          <text:p text:style-name="P1"><text:span text:style-name="T8">entity</text:span></text:p>
        </draw:rect>
        <draw:frame draw:style-name="gr10" draw:layer="layout" svg:width="3.5cm" svg:height="1.25cm" svg:x="43.499cm" svg:y="42.901cm">
          <draw:text-box>
            <text:p>OOP like</text:p>
          </draw:text-box>
        </draw:frame>
        <draw:connector draw:style-name="gr13" draw:text-style-name="P1" draw:layer="layout" draw:type="line" svg:x1="27.499cm" svg:y1="26.746cm" svg:x2="25.199cm" svg:y2="24.75cm" draw:start-shape="id4" draw:start-glue-point="5" draw:end-shape="id5" draw:end-glue-point="1" svg:d="m27499 26746-2300-1996">
          <text:p/>
        </draw:connector>
        <draw:connector draw:style-name="gr13" draw:text-style-name="P1" draw:layer="layout" draw:type="line" svg:x1="27.499cm" svg:y1="24.946cm" svg:x2="25.199cm" svg:y2="24.75cm" draw:start-shape="id6" draw:start-glue-point="5" draw:end-shape="id5" draw:end-glue-point="1" svg:d="m27499 24946-2300-196">
          <text:p/>
        </draw:connector>
        <draw:connector draw:style-name="gr13" draw:text-style-name="P1" draw:layer="layout" draw:type="line" svg:x1="27.499cm" svg:y1="23.296cm" svg:x2="25.199cm" svg:y2="24.75cm" draw:start-shape="id7" draw:start-glue-point="5" draw:end-shape="id5" draw:end-glue-point="1" svg:d="m27499 23296-2300 1454">
          <text:p/>
        </draw:connector>
        <draw:connector draw:style-name="gr13" draw:text-style-name="P1" draw:layer="layout" draw:type="line" svg:x1="27.499cm" svg:y1="21.396cm" svg:x2="25.199cm" svg:y2="24.75cm" draw:start-shape="id8" draw:start-glue-point="5" draw:end-shape="id5" draw:end-glue-point="1" svg:d="m27499 21396-2300 3354">
          <text:p/>
        </draw:connector>
        <draw:connector draw:style-name="gr13" draw:text-style-name="P1" draw:layer="layout" draw:type="line" svg:x1="27.499cm" svg:y1="19.623cm" svg:x2="25.199cm" svg:y2="24.75cm" draw:start-shape="id9" draw:start-glue-point="5" draw:end-shape="id5" draw:end-glue-point="1" svg:d="m27499 19623-2300 5127">
          <text:p/>
        </draw:connector>
        <draw:frame draw:style-name="gr10" draw:layer="layout" svg:width="9cm" svg:height="1.826cm" svg:x="8.999cm" svg:y="18.75cm">
          <draw:text-box>
            <text:p><text:span text:style-name="T11">Legend</text:span></text:p>
          </draw:text-box>
        </draw:frame>
        <draw:connector draw:style-name="gr14" draw:layer="layout" svg:x1="43.199cm" svg:y1="24.5cm" svg:x2="50.162cm" svg:y2="24.5cm" svg:d="m43199 24500h6963">
          <text:p/>
        </draw:connector>
        <draw:connector draw:style-name="gr15" draw:layer="layout" svg:x1="43.199cm" svg:y1="28.8cm" svg:x2="50.162cm" svg:y2="28.8cm" svg:d="m43199 28800h6963">
          <text:p/>
        </draw:connector>
        <draw:connector draw:style-name="gr16" draw:layer="layout" svg:x1="43.199cm" svg:y1="26cm" svg:x2="50.162cm" svg:y2="26cm" svg:d="m43199 26000h6963">
          <text:p/>
        </draw:connector>
        <draw:connector draw:style-name="gr17" draw:layer="layout" svg:x1="58.999cm" svg:y1="24.5cm" svg:x2="65.999cm" svg:y2="24.5cm" svg:d="m58999 24500h7000">
          <text:p/>
        </draw:connector>
        <draw:connector draw:style-name="gr18" draw:layer="layout" svg:x1="58.999cm" svg:y1="28.8cm" svg:x2="65.999cm" svg:y2="28.8cm" svg:d="m58999 28800h7000">
          <text:p/>
        </draw:connector>
        <draw:connector draw:style-name="gr19" draw:layer="layout" svg:x1="58.999cm" svg:y1="26cm" svg:x2="65.999cm" svg:y2="26cm" svg:d="m58999 26000h7000">
          <text:p/>
        </draw:connector>
        <draw:connector draw:style-name="gr20" draw:layer="layout" svg:x1="51.199cm" svg:y1="24.5cm" svg:x2="58.162cm" svg:y2="24.5cm" svg:d="m51199 24500h6963">
          <text:p/>
        </draw:connector>
        <draw:connector draw:style-name="gr21" draw:layer="layout" svg:x1="51.199cm" svg:y1="28.8cm" svg:x2="58.162cm" svg:y2="28.8cm" svg:d="m51199 28800h6963">
          <text:p/>
        </draw:connector>
        <draw:connector draw:style-name="gr22" draw:layer="layout" svg:x1="51.199cm" svg:y1="26cm" svg:x2="58.162cm" svg:y2="26cm" svg:d="m51199 26000h6963">
          <text:p/>
        </draw:connector>
        <draw:g draw:id="id10">
          <draw:custom-shape draw:style-name="gr11" draw:text-style-name="P13" draw:layer="layout" svg:width="2cm" svg:height="2cm" svg:x="45.699cm" svg:y="31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45.999cm" svg:y="31.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47.699cm" svg:y1="32cm" svg:x2="50.199cm" svg:y2="32cm" draw:start-shape="id10" draw:start-glue-point="1" svg:d="m47699 32000h2500">
          <text:p/>
        </draw:connector>
        <draw:connector draw:style-name="gr24" draw:text-style-name="P1" draw:layer="layout" svg:x1="47.702cm" svg:y1="36cm" svg:x2="50.199cm" svg:y2="36cm" draw:start-shape="id11" draw:start-glue-point="1" svg:d="m47702 36000h2497">
          <text:p/>
        </draw:connector>
        <draw:connector draw:style-name="gr25" draw:text-style-name="P1" draw:layer="layout" svg:x1="47.699cm" svg:y1="34cm" svg:x2="50.199cm" svg:y2="34cm" draw:start-shape="id12" draw:start-glue-point="1" svg:d="m47699 34000h2500">
          <text:p/>
        </draw:connector>
        <draw:g draw:id="id12">
          <draw:custom-shape draw:style-name="gr11" draw:text-style-name="P13" draw:layer="layout" svg:width="2cm" svg:height="2cm" svg:x="45.699cm" svg:y="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45.999cm" svg:y="3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1">
          <draw:custom-shape draw:style-name="gr11" draw:text-style-name="P13" draw:layer="layout" svg:width="2cm" svg:height="2cm" svg:x="45.702cm" svg:y="35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46.002cm" svg:y="35.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45.699cm" svg:y1="32cm" svg:x2="43.224cm" svg:y2="32cm" draw:start-shape="id10" draw:start-glue-point="3" svg:d="m45699 32000h-2475">
          <text:p/>
        </draw:connector>
        <draw:connector draw:style-name="gr23" draw:text-style-name="P1" draw:layer="layout" svg:x1="45.702cm" svg:y1="36cm" svg:x2="43.224cm" svg:y2="36cm" draw:start-shape="id11" draw:start-glue-point="3" svg:d="m45702 36000h-2478">
          <text:p/>
        </draw:connector>
        <draw:connector draw:style-name="gr23" draw:text-style-name="P1" draw:layer="layout" svg:x1="45.699cm" svg:y1="34cm" svg:x2="43.224cm" svg:y2="34cm" draw:start-shape="id12" draw:start-glue-point="3" svg:d="m45699 34000h-2475">
          <text:p/>
        </draw:connector>
        <draw:g draw:id="id13">
          <draw:custom-shape draw:style-name="gr11" draw:text-style-name="P13" draw:layer="layout" svg:width="2cm" svg:height="2cm" svg:x="53.674cm" svg:y="31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53.974cm" svg:y="31.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55.674cm" svg:y1="32cm" svg:x2="58.174cm" svg:y2="32cm" draw:start-shape="id13" draw:start-glue-point="1" svg:d="m55674 32000h2500">
          <text:p/>
        </draw:connector>
        <draw:connector draw:style-name="gr24" draw:text-style-name="P1" draw:layer="layout" svg:x1="55.677cm" svg:y1="36cm" svg:x2="58.174cm" svg:y2="36cm" draw:start-shape="id14" draw:start-glue-point="1" svg:d="m55677 36000h2497">
          <text:p/>
        </draw:connector>
        <draw:connector draw:style-name="gr25" draw:text-style-name="P1" draw:layer="layout" svg:x1="55.674cm" svg:y1="34cm" svg:x2="58.174cm" svg:y2="34cm" draw:start-shape="id15" draw:start-glue-point="1" svg:d="m55674 34000h2500">
          <text:p/>
        </draw:connector>
        <draw:g draw:id="id15">
          <draw:custom-shape draw:style-name="gr11" draw:text-style-name="P13" draw:layer="layout" svg:width="2cm" svg:height="2cm" svg:x="53.674cm" svg:y="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53.974cm" svg:y="3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4">
          <draw:custom-shape draw:style-name="gr11" draw:text-style-name="P13" draw:layer="layout" svg:width="2cm" svg:height="2cm" svg:x="53.677cm" svg:y="35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53.977cm" svg:y="35.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6" draw:text-style-name="P1" draw:layer="layout" svg:x1="53.674cm" svg:y1="32cm" svg:x2="51.199cm" svg:y2="32cm" draw:start-shape="id13" draw:start-glue-point="3" svg:d="m53674 32000h-2475">
          <text:p/>
        </draw:connector>
        <draw:connector draw:style-name="gr26" draw:text-style-name="P1" draw:layer="layout" svg:x1="53.677cm" svg:y1="36cm" svg:x2="51.199cm" svg:y2="36cm" draw:start-shape="id14" draw:start-glue-point="3" svg:d="m53677 36000h-2478">
          <text:p/>
        </draw:connector>
        <draw:connector draw:style-name="gr26" draw:text-style-name="P1" draw:layer="layout" svg:x1="53.674cm" svg:y1="34cm" svg:x2="51.199cm" svg:y2="34cm" draw:start-shape="id15" draw:start-glue-point="3" svg:d="m53674 34000h-2475">
          <text:p/>
        </draw:connector>
        <draw:g draw:id="id16">
          <draw:custom-shape draw:style-name="gr11" draw:text-style-name="P13" draw:layer="layout" svg:width="2cm" svg:height="2cm" svg:x="61.47cm" svg:y="31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1.77cm" svg:y="31.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63.47cm" svg:y1="32cm" svg:x2="65.97cm" svg:y2="32cm" draw:start-shape="id16" draw:start-glue-point="1" svg:d="m63470 32000h2500">
          <text:p/>
        </draw:connector>
        <draw:connector draw:style-name="gr24" draw:text-style-name="P1" draw:layer="layout" svg:x1="63.473cm" svg:y1="36cm" svg:x2="65.97cm" svg:y2="36cm" draw:start-shape="id17" draw:start-glue-point="1" svg:d="m63473 36000h2497">
          <text:p/>
        </draw:connector>
        <draw:connector draw:style-name="gr25" draw:text-style-name="P1" draw:layer="layout" svg:x1="63.47cm" svg:y1="34cm" svg:x2="65.97cm" svg:y2="34cm" draw:start-shape="id18" draw:start-glue-point="1" svg:d="m63470 34000h2500">
          <text:p/>
        </draw:connector>
        <draw:g draw:id="id18">
          <draw:custom-shape draw:style-name="gr11" draw:text-style-name="P13" draw:layer="layout" svg:width="2cm" svg:height="2cm" svg:x="61.47cm" svg:y="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1.77cm" svg:y="3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7">
          <draw:custom-shape draw:style-name="gr11" draw:text-style-name="P13" draw:layer="layout" svg:width="2cm" svg:height="2cm" svg:x="61.473cm" svg:y="35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1.773cm" svg:y="35.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4" draw:text-style-name="P1" draw:layer="layout" svg:x1="61.47cm" svg:y1="32cm" svg:x2="58.995cm" svg:y2="32cm" draw:start-shape="id16" draw:start-glue-point="3" svg:d="m61470 32000h-2475">
          <text:p/>
        </draw:connector>
        <draw:connector draw:style-name="gr24" draw:text-style-name="P1" draw:layer="layout" svg:x1="61.473cm" svg:y1="36cm" svg:x2="58.995cm" svg:y2="36cm" draw:start-shape="id17" draw:start-glue-point="3" svg:d="m61473 36000h-2478">
          <text:p/>
        </draw:connector>
        <draw:connector draw:style-name="gr24" draw:text-style-name="P1" draw:layer="layout" svg:x1="61.47cm" svg:y1="34cm" svg:x2="58.995cm" svg:y2="34cm" draw:start-shape="id18" draw:start-glue-point="3" svg:d="m61470 34000h-2475">
          <text:p/>
        </draw:connector>
        <draw:line draw:style-name="gr13" draw:text-style-name="P1" draw:layer="layout" svg:x1="42.499cm" svg:y1="30.2cm" svg:x2="74.499cm" svg:y2="30.2cm">
          <text:p/>
        </draw:line>
        <draw:connector draw:style-name="gr27" draw:layer="layout" svg:x1="43.199cm" svg:y1="27.435cm" svg:x2="50.162cm" svg:y2="27.435cm" svg:d="m43199 27435h6963">
          <text:p/>
        </draw:connector>
        <draw:connector draw:style-name="gr28" draw:layer="layout" svg:x1="58.999cm" svg:y1="27.435cm" svg:x2="65.999cm" svg:y2="27.435cm" svg:d="m58999 27435h7000">
          <text:p/>
        </draw:connector>
        <draw:connector draw:style-name="gr29" draw:layer="layout" svg:x1="51.199cm" svg:y1="27.435cm" svg:x2="58.162cm" svg:y2="27.435cm" svg:d="m51199 27435h6963">
          <text:p/>
        </draw:connector>
        <draw:connector draw:style-name="gr30" draw:text-style-name="P1" draw:layer="layout" svg:x1="47.702cm" svg:y1="37.96cm" svg:x2="50.199cm" svg:y2="37.96cm" draw:start-shape="id19" draw:start-glue-point="1" svg:d="m47702 37960h2497">
          <text:p/>
        </draw:connector>
        <draw:g draw:id="id19">
          <draw:custom-shape draw:style-name="gr11" draw:text-style-name="P13" draw:layer="layout" svg:width="2cm" svg:height="2cm" svg:x="45.702cm" svg:y="36.9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46.002cm" svg:y="37.2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45.702cm" svg:y1="37.96cm" svg:x2="43.224cm" svg:y2="37.96cm" draw:start-shape="id19" draw:start-glue-point="3" svg:d="m45702 37960h-2478">
          <text:p/>
        </draw:connector>
        <draw:connector draw:style-name="gr30" draw:text-style-name="P1" draw:layer="layout" svg:x1="55.677cm" svg:y1="37.96cm" svg:x2="58.174cm" svg:y2="37.96cm" draw:start-shape="id20" draw:start-glue-point="1" svg:d="m55677 37960h2497">
          <text:p/>
        </draw:connector>
        <draw:g draw:id="id20">
          <draw:custom-shape draw:style-name="gr11" draw:text-style-name="P13" draw:layer="layout" svg:width="2cm" svg:height="2cm" svg:x="53.677cm" svg:y="36.9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53.977cm" svg:y="37.2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6" draw:text-style-name="P1" draw:layer="layout" svg:x1="53.677cm" svg:y1="37.96cm" svg:x2="51.199cm" svg:y2="37.96cm" draw:start-shape="id20" draw:start-glue-point="3" svg:d="m53677 37960h-2478">
          <text:p/>
        </draw:connector>
        <draw:connector draw:style-name="gr30" draw:text-style-name="P1" draw:layer="layout" svg:x1="63.473cm" svg:y1="37.96cm" svg:x2="65.97cm" svg:y2="37.96cm" draw:start-shape="id21" draw:start-glue-point="1" svg:d="m63473 37960h2497">
          <text:p/>
        </draw:connector>
        <draw:g draw:id="id21">
          <draw:custom-shape draw:style-name="gr11" draw:text-style-name="P13" draw:layer="layout" svg:width="2cm" svg:height="2cm" svg:x="61.473cm" svg:y="36.9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1.773cm" svg:y="37.2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4" draw:text-style-name="P1" draw:layer="layout" svg:x1="61.473cm" svg:y1="37.96cm" svg:x2="58.995cm" svg:y2="37.96cm" draw:start-shape="id21" draw:start-glue-point="3" svg:d="m61473 37960h-2478">
          <text:p/>
        </draw:connector>
        <draw:connector draw:style-name="gr31" draw:layer="layout" svg:x1="66.775cm" svg:y1="24.5cm" svg:x2="73.775cm" svg:y2="24.5cm" svg:d="m66775 24500h7000">
          <text:p/>
        </draw:connector>
        <draw:connector draw:style-name="gr32" draw:layer="layout" svg:x1="66.775cm" svg:y1="28.8cm" svg:x2="73.775cm" svg:y2="28.8cm" svg:d="m66775 28800h7000">
          <text:p/>
        </draw:connector>
        <draw:connector draw:style-name="gr33" draw:layer="layout" svg:x1="66.775cm" svg:y1="26cm" svg:x2="73.775cm" svg:y2="26cm" svg:d="m66775 26000h7000">
          <text:p/>
        </draw:connector>
        <draw:g draw:id="id22">
          <draw:custom-shape draw:style-name="gr11" draw:text-style-name="P13" draw:layer="layout" svg:width="2cm" svg:height="2cm" svg:x="69.246cm" svg:y="31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9.546cm" svg:y="31.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3" draw:text-style-name="P1" draw:layer="layout" svg:x1="71.246cm" svg:y1="32cm" svg:x2="73.746cm" svg:y2="32cm" draw:start-shape="id22" draw:start-glue-point="1" svg:d="m71246 32000h2500">
          <text:p/>
        </draw:connector>
        <draw:connector draw:style-name="gr24" draw:text-style-name="P1" draw:layer="layout" svg:x1="71.249cm" svg:y1="36cm" svg:x2="73.746cm" svg:y2="36cm" draw:start-shape="id23" draw:start-glue-point="1" svg:d="m71249 36000h2497">
          <text:p/>
        </draw:connector>
        <draw:connector draw:style-name="gr25" draw:text-style-name="P1" draw:layer="layout" svg:x1="71.246cm" svg:y1="34cm" svg:x2="73.746cm" svg:y2="34cm" draw:start-shape="id24" draw:start-glue-point="1" svg:d="m71246 34000h2500">
          <text:p/>
        </draw:connector>
        <draw:g draw:id="id24">
          <draw:custom-shape draw:style-name="gr11" draw:text-style-name="P13" draw:layer="layout" svg:width="2cm" svg:height="2cm" svg:x="69.246cm" svg:y="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9.546cm" svg:y="33.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3">
          <draw:custom-shape draw:style-name="gr11" draw:text-style-name="P13" draw:layer="layout" svg:width="2cm" svg:height="2cm" svg:x="69.249cm" svg:y="35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9.549cm" svg:y="35.3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0" draw:text-style-name="P1" draw:layer="layout" svg:x1="69.246cm" svg:y1="32cm" svg:x2="66.771cm" svg:y2="32cm" draw:start-shape="id22" draw:start-glue-point="3" svg:d="m69246 32000h-2475">
          <text:p/>
        </draw:connector>
        <draw:connector draw:style-name="gr30" draw:text-style-name="P1" draw:layer="layout" svg:x1="69.249cm" svg:y1="36cm" svg:x2="66.771cm" svg:y2="36cm" draw:start-shape="id23" draw:start-glue-point="3" svg:d="m69249 36000h-2478">
          <text:p/>
        </draw:connector>
        <draw:connector draw:style-name="gr30" draw:text-style-name="P1" draw:layer="layout" svg:x1="69.246cm" svg:y1="34cm" svg:x2="66.771cm" svg:y2="34cm" draw:start-shape="id24" draw:start-glue-point="3" svg:d="m69246 34000h-2475">
          <text:p/>
        </draw:connector>
        <draw:connector draw:style-name="gr34" draw:layer="layout" svg:x1="66.775cm" svg:y1="27.435cm" svg:x2="73.775cm" svg:y2="27.435cm" svg:d="m66775 27435h7000">
          <text:p/>
        </draw:connector>
        <draw:connector draw:style-name="gr30" draw:text-style-name="P1" draw:layer="layout" svg:x1="71.249cm" svg:y1="37.96cm" svg:x2="73.746cm" svg:y2="37.96cm" draw:start-shape="id25" draw:start-glue-point="1" svg:d="m71249 37960h2497">
          <text:p/>
        </draw:connector>
        <draw:g draw:id="id25">
          <draw:custom-shape draw:style-name="gr11" draw:text-style-name="P13" draw:layer="layout" svg:width="2cm" svg:height="2cm" svg:x="69.249cm" svg:y="36.9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3" draw:layer="layout" svg:width="1.4cm" svg:height="1.4cm" svg:x="69.549cm" svg:y="37.26cm">
            <text:p text:style-name="P1"><text:span text:style-name="T1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0" draw:text-style-name="P1" draw:layer="layout" svg:x1="69.249cm" svg:y1="37.96cm" svg:x2="66.771cm" svg:y2="37.96cm" draw:start-shape="id25" draw:start-glue-point="3" svg:d="m69249 37960h-2478">
          <text:p/>
        </draw:connector>
        <draw:custom-shape draw:style-name="gr35" draw:layer="layout" svg:width="74cm" svg:height="38.5cm" svg:x="4.999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36" draw:text-style-name="P1" draw:id="id1" draw:layer="layout" svg:width="2.099cm" svg:height="1.099cm" svg:x="45.836cm" svg:y="43.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gr37" draw:text-style-name="P14" draw:layer="layout" svg:width="14.758cm" svg:height="5.484cm" svg:x="9.499cm" svg:y="32.5cm">
          <text:p><text:span text:style-name="T8">Primary Key </text:span></text:p>
          <text:p><text:span text:style-name="T13"/></text:p>
          <text:p><text:span text:style-name="T14">Foreign Key</text:span></text:p>
          <text:p><text:span text:style-name="T13">Codifier (C)</text:span></text:p>
          <text:p><text:span text:style-name="T13">Field</text:span></text:p>
          <text:p><text:span text:style-name="T13">Field [length constraint]</text:span></text:p>
        </draw:rect>
        <draw:rect draw:style-name="standard" draw:text-style-name="P10" draw:layer="layout" svg:width="14.758cm" svg:height="1cm" svg:x="9.499cm" svg:y="31.5cm">
          <text:p text:style-name="P1"><text:span text:style-name="T8">Entity</text:span></text:p>
        </draw:rect>
        <draw:rect draw:style-name="gr37" draw:text-style-name="P14" draw:id="id28" draw:layer="layout" svg:width="1cm" svg:height="5.484cm" svg:x="24.257cm" svg:y="32.5cm">
          <text:p><text:span text:style-name="T15">#</text:span></text:p>
          <text:p><text:span text:style-name="T15"/></text:p>
          <text:p><text:span text:style-name="T15">*</text:span></text:p>
          <text:p><text:span text:style-name="T16">*</text:span></text:p>
          <text:p><text:span text:style-name="T15">o</text:span></text:p>
          <text:p><text:span text:style-name="T15">o</text:span></text:p>
        </draw:rect>
        <draw:rect draw:style-name="gr38" draw:text-style-name="P10" draw:layer="layout" svg:width="5.5cm" svg:height="3cm" svg:x="51.499cm" svg:y="40cm">
          <text:p text:style-name="P1"><text:span text:style-name="T8">Superclass </text:span></text:p>
          <text:p text:style-name="P1"><text:span text:style-name="T8">abstract</text:span></text:p>
          <text:p text:style-name="P1"><text:span text:style-name="T8">entity</text:span></text:p>
        </draw:rect>
        <draw:connector draw:style-name="gr39" draw:layer="layout" draw:type="line" svg:x1="29.499cm" svg:y1="31.5cm" svg:x2="32.749cm" svg:y2="29.6cm" draw:start-shape="id26" draw:start-glue-point="0" draw:end-shape="id27" draw:end-glue-point="6" svg:d="m29499 31500 3250-1900">
          <text:p/>
        </draw:connector>
        <draw:custom-shape draw:style-name="gr5" draw:text-style-name="P7" draw:id="id27" draw:layer="layout" svg:width="10.5cm" svg:height="1.5cm" svg:x="27.499cm" svg:y="28.1cm">
          <text:p text:style-name="P6"><text:span text:style-name="T5">Codified attribute</text:span></text:p>
          <text:p text:style-name="P6"><text:span text:style-name="T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3" draw:text-style-name="P1" draw:layer="layout" draw:type="line" svg:x1="27.499cm" svg:y1="28.85cm" svg:x2="25.199cm" svg:y2="24.75cm" draw:start-shape="id27" draw:start-glue-point="5" draw:end-shape="id5" svg:d="m27499 28850-2300-4100">
          <text:p/>
        </draw:connector>
        <draw:connector draw:style-name="gr39" draw:layer="layout" draw:type="line" svg:x1="26.999cm" svg:y1="32.75cm" svg:x2="25.257cm" svg:y2="35.242cm" draw:start-shape="id26" draw:start-glue-point="3" draw:end-shape="id28" draw:end-glue-point="1" svg:d="m26999 32750-1742 2492">
          <text:p/>
        </draw:connector>
        <draw:connector draw:style-name="gr39" draw:layer="layout" draw:type="line" svg:x1="27.499cm" svg:y1="44.25cm" svg:x2="22.999cm" svg:y2="44.242cm" draw:start-shape="id29" draw:start-glue-point="3" draw:end-shape="id30" draw:end-glue-point="1" svg:d="m27499 44250-4500-8">
          <text:p/>
        </draw:connector>
        <draw:frame draw:style-name="gr2" draw:text-style-name="P16" draw:layer="layout" svg:width="5.5cm" svg:height="1.75cm" svg:x="23.199cm" svg:y="42.2cm">
          <draw:text-box>
            <text:p text:style-name="P15"><text:span text:style-name="T17">[default config]</text:span></text:p>
          </draw:text-box>
        </draw:frame>
        <draw:connector draw:style-name="gr39" draw:layer="layout" draw:type="line" svg:x1="36.249cm" svg:y1="35cm" svg:x2="32.749cm" svg:y2="29.6cm" draw:start-shape="id31" draw:start-glue-point="0" draw:end-shape="id27" draw:end-glue-point="6" svg:d="m36249 35000-3500-5400">
          <text:p/>
        </draw:connector>
        <draw:connector draw:style-name="gr39" draw:layer="layout" draw:type="line" svg:x1="32.499cm" svg:y1="36.25cm" svg:x2="25.257cm" svg:y2="35.242cm" draw:start-shape="id31" draw:start-glue-point="3" svg:d="m32499 36250-7242-1008">
          <text:p/>
        </draw:connector>
        <draw:rect draw:style-name="gr4" draw:text-style-name="P5" draw:layer="layout" svg:width="10.5cm" svg:height="2.5cm" svg:x="59.999cm" svg:y="41cm">
          <text:p text:style-name="P4"><text:span text:style-name="T4">API (stored procedured)</text:span></text:p>
        </draw:rect>
        <draw:connector draw:style-name="gr40" draw:layer="layout" svg:x1="43.08cm" svg:y1="22.942cm" svg:x2="49.88cm" svg:y2="22.942cm" svg:d="m43080 22942h6800">
          <text:p/>
        </draw:connector>
        <draw:connector draw:style-name="gr40" draw:layer="layout" svg:x1="47.499cm" svg:y1="20.25cm" svg:x2="52.499cm" svg:y2="20.25cm" draw:start-shape="id32" draw:start-glue-point="1" draw:end-shape="id33" svg:d="m47499 20250h5000">
          <text:p/>
        </draw:connector>
        <draw:rect draw:style-name="gr41" draw:text-style-name="P14" draw:id="id26" draw:layer="layout" svg:width="5cm" svg:height="2.5cm" svg:x="26.999cm" svg:y="31.5cm">
          <text:p><text:span text:style-name="T8">Enum name</text:span></text:p>
          <text:p><text:span text:style-name="T13"/></text:p>
          <text:p><text:span text:style-name="T13">Literals...</text:span></text:p>
        </draw:rect>
        <draw:rect draw:style-name="gr42" draw:text-style-name="P14" draw:id="id31" draw:layer="layout" svg:width="7.5cm" svg:height="2.5cm" svg:x="32.499cm" svg:y="35cm">
          <text:p><text:span text:style-name="T8">Codifier name</text:span></text:p>
          <text:p><text:span text:style-name="T13"/></text:p>
          <text:p><text:span text:style-name="T13">Codes...</text:span></text:p>
        </draw:rect>
        <draw:rect draw:style-name="standard" draw:layer="layout" svg:width="10.2cm" svg:height="3.5cm" svg:x="14.999cm" svg:y="27cm">
          <text:p/>
        </draw:rect>
        <draw:rect draw:style-name="standard" draw:text-style-name="P17" draw:layer="layout" svg:width="9.2cm" svg:height="2.5cm" svg:x="15.499cm" svg:y="27.5cm">
          <text:p text:style-name="P1"><text:span text:style-name="T8">Weak entity </text:span></text:p>
          <text:p text:style-name="P1"><text:span text:style-name="T13">(It's PK depends on </text:span></text:p>
          <text:p text:style-name="P1"><text:span text:style-name="T13">PK of other entity)</text:span></text:p>
        </draw:rect>
        <draw:rect draw:style-name="standard" draw:text-style-name="P10" draw:id="id5" draw:layer="layout" svg:width="10.2cm" svg:height="2.5cm" svg:x="14.999cm" svg:y="23.5cm">
          <text:p text:style-name="P1"><text:span text:style-name="T8">Entity </text:span></text:p>
          <text:p text:style-name="P1"><text:span text:style-name="T18">(name of row in a table)</text:span></text:p>
        </draw:rect>
        <draw:rect draw:style-name="gr43" draw:text-style-name="P14" draw:id="id29" draw:layer="layout" svg:width="14.5cm" svg:height="6.5cm" svg:x="27.499cm" svg:y="41cm">
          <text:p><text:span text:style-name="T8">Configuration instance</text:span></text:p>
          <text:p><text:span text:style-name="T8"/></text:p>
          <text:p><text:span text:style-name="T8">Configuration name</text:span></text:p>
          <text:p><text:span text:style-name="T8"/></text:p>
          <text:p><text:span text:style-name="T19">[SUBCONFIG] Option_1</text:span><text:span text:style-name="T20"> = "Value_1"</text:span></text:p>
          <text:p><text:span text:style-name="T21">[SUBCONFIG] Option_2 </text:span><text:span text:style-name="T20">= ^Reference_1</text:span></text:p>
          <text:p><text:span text:style-name="T21">[LEAF] Option_3</text:span><text:span text:style-name="T21"><text:tab/></text:span><text:span text:style-name="T21"> </text:span><text:span text:style-name="T20">= "Value_2"</text:span></text:p>
          <text:p><text:span text:style-name="T22">[LEAF] Option_4 </text:span><text:span text:style-name="T23">= "Value_3"</text:span></text:p>
        </draw:rect>
        <draw:rect draw:style-name="gr37" draw:text-style-name="P14" draw:layer="layout" svg:width="14.758cm" svg:height="5.484cm" svg:x="30.241cm" svg:y="69cm">
          <text:p><text:span text:style-name="T8">Primary Key </text:span></text:p>
          <text:p><text:span text:style-name="T13"/></text:p>
          <text:p><text:span text:style-name="T14">Foreign Key</text:span></text:p>
          <text:p><text:span text:style-name="T13">Codifier (C)</text:span></text:p>
          <text:p><text:span text:style-name="T13">Field</text:span></text:p>
          <text:p><text:span text:style-name="T13">Field [length constraint]</text:span></text:p>
        </draw:rect>
        <draw:rect draw:style-name="standard" draw:text-style-name="P10" draw:layer="layout" svg:width="14.758cm" svg:height="1cm" svg:x="30.241cm" svg:y="68cm">
          <text:p text:style-name="P1"><text:span text:style-name="T8">Entity</text:span></text:p>
        </draw:rect>
        <draw:rect draw:style-name="gr37" draw:text-style-name="P14" draw:layer="layout" svg:width="1cm" svg:height="5.484cm" svg:x="44.999cm" svg:y="69cm">
          <text:p><text:span text:style-name="T15">#</text:span></text:p>
          <text:p><text:span text:style-name="T15"/></text:p>
          <text:p><text:span text:style-name="T15">*</text:span></text:p>
          <text:p><text:span text:style-name="T16">*</text:span></text:p>
          <text:p><text:span text:style-name="T15">o</text:span></text:p>
          <text:p><text:span text:style-name="T15">o</text:span></text:p>
        </draw:rect>
        <draw:polyline draw:style-name="gr1" draw:text-style-name="P1" draw:layer="layout" svg:width="12.499cm" svg:height="3.499cm" svg:x="61.499cm" svg:y="45cm" svg:viewBox="0 0 12500 3500" draw:points="0,194 12500,194 12500,3500 321,3500 321,0">
          <text:p/>
        </draw:polyline>
        <draw:frame draw:style-name="gr2" draw:text-style-name="P2" draw:layer="layout" svg:width="11cm" svg:height="1.75cm" svg:x="62.499cm" svg:y="46.25cm">
          <draw:text-box>
            <text:p><text:span text:style-name="T1">Package: [pkg-name]</text:span></text:p>
          </draw:text-box>
        </draw:frame>
        <draw:rect draw:style-name="gr44" draw:text-style-name="P14" draw:layer="layout" svg:width="12.326cm" svg:height="5.484cm" svg:x="9.673cm" svg:y="41.5cm">
          <text:p><text:span text:style-name="T21">[SUBCONFIG] Option_1</text:span></text:p>
          <text:p><text:span text:style-name="T21">[SUBCONFIG] Option_2</text:span></text:p>
          <text:p><text:span text:style-name="T21">[LEAF] Option_3</text:span></text:p>
          <text:p><text:span text:style-name="T22">[LEAF] Option_4</text:span></text:p>
        </draw:rect>
        <draw:rect draw:style-name="gr45" draw:text-style-name="P10" draw:layer="layout" svg:width="12.326cm" svg:height="1cm" svg:x="9.673cm" svg:y="40.5cm">
          <text:p text:style-name="P1"><text:span text:style-name="T8">Configurable entity name</text:span></text:p>
        </draw:rect>
        <draw:rect draw:style-name="gr44" draw:text-style-name="P14" draw:id="id30" draw:layer="layout" svg:width="1cm" svg:height="5.484cm" svg:x="21.999cm" svg:y="41.5cm">
          <text:p><text:span text:style-name="T15">*</text:span></text:p>
          <text:p><text:span text:style-name="T16">*</text:span></text:p>
          <text:p><text:span text:style-name="T15">o</text:span></text:p>
          <text:p><text:span text:style-name="T15">o</text:span></text:p>
        </draw:rect>
        <draw:custom-shape draw:style-name="gr46" draw:text-style-name="P10" draw:layer="layout" svg:width="8.27cm" svg:height="3.427cm" svg:x="51.5cm" svg:y="45.073cm">
          <text:p text:style-name="P1"><text:span text:style-name="T8">VIEW </text:span></text:p>
          <text:p text:style-name="P1"><text:span text:style-name="T24">(like ones in </text:span></text:p>
          <text:p text:style-name="P1"><text:span text:style-name="T24">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0cm" fo:page-height="29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7-13T05:12:23.59</meta:creation-date>
    <dc:date>2010-07-13T05:27:26.51</dc:date>
    <dc:creator>Belka </dc:creator>
    <meta:editing-duration>PT00H02M48S</meta:editing-duration>
    <meta:editing-cycles>2</meta:editing-cycles>
    <meta:generator>OpenOffice.org/3.2$Win32 OpenOffice.org_project/320m17$Build-9498</meta:generator>
    <meta:document-statistic meta:object-count="153"/>
  </office:meta>
</office:document-meta>
</file>